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274.99pt"/>
    </style:style>
    <style:style style:name="co5" style:family="table-column">
      <style:table-column-properties fo:break-before="auto" style:column-width="232.64pt"/>
    </style:style>
    <style:style style:name="co6" style:family="table-column">
      <style:table-column-properties fo:break-before="auto" style:column-width="256.96pt"/>
    </style:style>
    <style:style style:name="co7" style:family="table-column">
      <style:table-column-properties fo:break-before="auto" style:column-width="159.76pt"/>
    </style:style>
    <style:style style:name="co8" style:family="table-column">
      <style:table-column-properties fo:break-before="auto" style:column-width="106.95pt"/>
    </style:style>
    <style:style style:name="co9" style:family="table-column">
      <style:table-column-properties fo:break-before="auto" style:column-width="130.5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articipation_20_Details">
      <style:table-properties table:display="true" style:writing-mode="lr-tb"/>
    </style:style>
    <style:style style:name="ta2" style:family="table" style:master-page-name="PageStyle_5f_RML-Core">
      <style:table-properties table:display="true" style:writing-mode="lr-tb"/>
    </style:style>
    <style:style style:name="ta3" style:family="table" style:master-page-name="PageStyle_5f_RML-IO">
      <style:table-properties table:display="true" style:writing-mode="lr-tb"/>
    </style:style>
    <style:style style:name="ta4" style:family="table" style:master-page-name="PageStyle_5f_RML-CC">
      <style:table-properties table:display="true" style:writing-mode="lr-tb"/>
    </style:style>
    <style:style style:name="ta5" style:family="table" style:master-page-name="PageStyle_5f_RML-FNML">
      <style:table-properties table:display="true" style:writing-mode="lr-tb"/>
    </style:style>
    <style:style style:name="ta6" style:family="table" style:master-page-name="PageStyle_5f_RML-LV">
      <style:table-properties table:display="true" style:writing-mode="lr-tb"/>
    </style:style>
    <style:style style:name="ta7" style:family="table" style:master-page-name="PageStyle_5f_Track_20_2_20_Performance_20_OLD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map style:condition="cell-content()=&quot;PASS&quot;" style:apply-style-name="ConditionalStyle_5f_1" style:base-cell-address="'Participation Details'.G7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ore'.B3"/>
    </style:style>
    <style:style style:name="ce18" style:family="table-cell" style:parent-style-name="Default">
      <style:map style:condition="cell-content()=&quot;PASS&quot;" style:apply-style-name="ConditionalStyle_5f_1" style:base-cell-address="'RML-Core'.B3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ore'.B3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IO'.B3"/>
    </style:style>
    <style:style style:name="ce33" style:family="table-cell" style:parent-style-name="Default">
      <style:map style:condition="cell-content()=&quot;PASS&quot;" style:apply-style-name="ConditionalStyle_5f_1" style:base-cell-address="'RML-IO'.B3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C'.B3"/>
    </style:style>
    <style:style style:name="ce35" style:family="table-cell" style:parent-style-name="Default">
      <style:map style:condition="cell-content()=&quot;PASS&quot;" style:apply-style-name="ConditionalStyle_5f_1" style:base-cell-address="'RML-CC'.B3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FNML'.B3"/>
    </style:style>
    <style:style style:name="ce41" style:family="table-cell" style:parent-style-name="Default">
      <style:map style:condition="cell-content()=&quot;PASS&quot;" style:apply-style-name="ConditionalStyle_5f_1" style:base-cell-address="'RML-FNML'.B3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LV'.B3"/>
    </style:style>
    <style:style style:name="ce44" style:family="table-cell" style:parent-style-name="Default">
      <style:map style:condition="cell-content()=&quot;PASS&quot;" style:apply-style-name="ConditionalStyle_5f_1" style:base-cell-address="'RML-LV'.B3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Track 2 Performance OLD'.E3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Track 2 Performance OLD'.E3"/>
    </style:style>
    <style:style style:name="ce50" style:family="table-cell" style:parent-style-name="Default">
      <style:map style:condition="cell-content()=&quot;PASS&quot;" style:apply-style-name="ConditionalStyle_5f_1" style:base-cell-address="'Track 2 Performance OLD'.E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icipation Detail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7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Participant:</text:p>
          </table:table-cell>
          <table:table-cell table:style-name="ce3" office:value-type="string" calcext:value-type="string">
            <text:p>Sitt Min Oo, Gerald Haesendonck, Els de Vleeschauwer, Ben De Meester</text:p>
          </table:table-cell>
          <table:table-cell table:style-name="ce3"/>
          <table:table-cell table:style-name="ce5" table:number-columns-repeated="16"/>
          <table:table-cell table:number-columns-repeated="1005"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4" office:value-type="string" calcext:value-type="string">
            <text:p>x.sittminoo@ugent.be</text:p>
          </table:table-cell>
          <table:table-cell table:style-name="ce3"/>
          <table:table-cell table:style-name="ce5" table:number-columns-repeated="16"/>
          <table:table-cell table:number-columns-repeated="1005"/>
        </table:table-row>
        <table:table-row table:style-name="ro1">
          <table:table-cell table:style-name="ce2" office:value-type="string" calcext:value-type="string">
            <text:p>Engine:</text:p>
          </table:table-cell>
          <table:table-cell table:style-name="ce3" office:value-type="string" calcext:value-type="string">
            <text:p>MappingWeaver-java</text:p>
          </table:table-cell>
          <table:table-cell table:style-name="ce3"/>
          <table:table-cell table:style-name="ce5" table:number-columns-repeated="16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articipation Details'.G7:'Participation Details'.G7">
            <calcext:condition calcext:apply-style-name="ConditionalStyle_1" calcext:value="=&quot;PASS&quot;" calcext:base-cell-address="'Participation Details'.G7"/>
          </calcext:conditional-format>
          <calcext:conditional-format calcext:target-range-address="'Participation Details'.G7:'Participation Details'.G7">
            <calcext:condition calcext:apply-style-name="ConditionalStyle_2" calcext:value="=&quot;FAIL&quot;" calcext:base-cell-address="'Participation Details'.G7"/>
          </calcext:conditional-format>
        </calcext:conditional-formats>
      </table:table>
      <table:table table:name="RML-Core" table:style-name="ta2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2" table:number-columns-repeated="3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Test-case ID</text:p>
          </table:table-cell>
          <table:table-cell table:style-name="ce15" office:value-type="string" calcext:value-type="string">
            <text:p>PASS/FAIL</text:p>
          </table:table-cell>
          <table:table-cell table:style-name="ce19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Example</text:p>
          </table:table-cell>
          <table:covered-table-cell table:style-name="ce16"/>
          <table:covered-table-cell table:style-name="ce20"/>
          <table:table-cell table:style-name="ce5"/>
          <table:table-cell table:style-name="ce27" office:value-type="string" calcext:value-type="string" table:number-columns-spanned="3" table:number-rows-spanned="8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0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1</text:p>
          </table:table-cell>
          <table:table-cell table:style-name="ce17" office:value-type="string" calcext:value-type="string">
            <text:p>FAIL</text:p>
          </table:table-cell>
          <table:table-cell table:style-name="ce21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RML Core</text:p>
          </table:table-cell>
          <table:covered-table-cell table:style-name="ce16"/>
          <table:covered-table-cell table:style-name="ce20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0" office:value-type="string" calcext:value-type="string">
            <text:p>RMLTC0000-JSON</text:p>
          </table:table-cell>
          <table:table-cell table:style-name="ce17" office:value-type="string" calcext:value-type="string">
            <text:p>PASS</text:p>
          </table:table-cell>
          <table:table-cell table:style-name="ce22"/>
          <table:table-cell table:style-name="ce5"/>
          <table:covered-table-cell table:number-columns-repeated="3"/>
          <table:table-cell table:style-name="ce5" table:number-columns-repeated="2"/>
          <table:table-cell table:style-name="ce28" table:number-columns-repeated="3"/>
          <table:table-cell table:style-name="ce5" table:number-columns-repeated="11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1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2"/>
          <table:table-cell table:style-name="ce29"/>
          <table:table-cell table:style-name="ce30"/>
          <table:table-cell table:style-name="ce31"/>
          <table:table-cell table:style-name="ce5" table:number-columns-repeated="11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1b-JSON</text:p>
          </table:table-cell>
          <table:table-cell table:style-name="ce17" office:value-type="string" calcext:value-type="string">
            <text:p>PASS</text:p>
          </table:table-cell>
          <table:table-cell table:style-name="ce24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2a-JSON</text:p>
          </table:table-cell>
          <table:table-cell table:style-name="ce17" office:value-type="string" calcext:value-type="string">
            <text:p>PASS</text:p>
          </table:table-cell>
          <table:table-cell table:style-name="ce24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2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2e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2g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3c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4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4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5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6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7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7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7c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7d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7e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7f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7g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7h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8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8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8c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9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09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0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0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0c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1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2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2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2c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2d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2e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3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5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5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9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19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0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1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2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2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2c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2d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2e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3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3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3c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3d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3e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3f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4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5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5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5c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6a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1" office:value-type="string" calcext:value-type="string">
            <text:p>RMLTC0026b-JSON</text:p>
          </table:table-cell>
          <table:table-cell table:style-name="ce17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2" office:value-type="string" calcext:value-type="string">
            <text:p>RMLTC0026c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26d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27a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27b-JSON</text:p>
          </table:table-cell>
          <table:table-cell table:style-name="ce17" office:value-type="string" calcext:value-type="string">
            <text:p>FAIL</text:p>
          </table:table-cell>
          <table:table-cell table:style-name="ce25" office:value-type="string" calcext:value-type="string">
            <text:p>Jen RDF library does not support generation of unsafe IRI with spaces 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27c-JSON</text:p>
          </table:table-cell>
          <table:table-cell table:style-name="ce17" office:value-type="string" calcext:value-type="string">
            <text:p>FAIL</text:p>
          </table:table-cell>
          <table:table-cell table:style-name="ce25" office:value-type="string" calcext:value-type="string">
            <text:p>No differentiations between IRI and URI encoding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28a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28b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28c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29a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30a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30b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30c-JSON</text:p>
          </table:table-cell>
          <table:table-cell table:style-name="ce17" office:value-type="string" calcext:value-type="string">
            <text:p>FAIL</text:p>
          </table:table-cell>
          <table:table-cell table:style-name="ce25" office:value-type="string" calcext:value-type="string">
            <text:p><text:s/>Constant valued joining i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30d-JSON</text:p>
          </table:table-cell>
          <table:table-cell table:style-name="ce17" office:value-type="string" calcext:value-type="string">
            <text:p>FAIL</text:p>
          </table:table-cell>
          <table:table-cell table:style-name="ce25" office:value-type="string" calcext:value-type="string">
            <text:p><text:s/>Constant valued joining i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30e-JSON</text:p>
          </table:table-cell>
          <table:table-cell table:style-name="ce17" office:value-type="string" calcext:value-type="string">
            <text:p>FAIL</text:p>
          </table:table-cell>
          <table:table-cell table:style-name="ce25" office:value-type="string" calcext:value-type="string">
            <text:p><text:s/>Constant valued joining i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30f-JSON</text:p>
          </table:table-cell>
          <table:table-cell table:style-name="ce17" office:value-type="string" calcext:value-type="string">
            <text:p>FAIL</text:p>
          </table:table-cell>
          <table:table-cell table:style-name="ce25" office:value-type="string" calcext:value-type="string">
            <text:p><text:s/>Constant valued joining i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31a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3" office:value-type="string" calcext:value-type="string">
            <text:p>RMLTC0031b-JSON</text:p>
          </table:table-cell>
          <table:table-cell table:style-name="ce17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4" office:value-type="string" calcext:value-type="string">
            <text:p>RMLTC0031c-JSON</text:p>
          </table:table-cell>
          <table:table-cell table:style-name="ce17" office:value-type="string" calcext:value-type="string">
            <text:p>PASS</text:p>
          </table:table-cell>
          <table:table-cell table:style-name="ce26"/>
          <table:table-cell table:style-name="ce5" table:number-columns-repeated="20"/>
          <table:table-cell table:number-columns-repeated="1001"/>
        </table:table-row>
        <table:table-row table:style-name="ro1" table:number-rows-repeated="919">
          <table:table-cell/>
          <table:table-cell table:style-name="ce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Core'.B3:'RML-Core'.B4 'RML-Core'.B6:'RML-Core'.B1000 'RML-Core'.K7:'RML-Core'.K7">
            <calcext:condition calcext:apply-style-name="ConditionalStyle_1" calcext:value="=&quot;PASS&quot;" calcext:base-cell-address="'RML-Core'.B3"/>
          </calcext:conditional-format>
          <calcext:conditional-format calcext:target-range-address="'RML-Core'.B3:'RML-Core'.B4 'RML-Core'.B6:'RML-Core'.B1000 'RML-Core'.K7:'RML-Core'.K7">
            <calcext:condition calcext:apply-style-name="ConditionalStyle_2" calcext:value="=&quot;FAIL&quot;" calcext:base-cell-address="'RML-Core'.B3"/>
          </calcext:conditional-format>
        </calcext:conditional-formats>
      </table:table>
      <table:table table:name="RML-IO" table:style-name="ta3"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0" table:default-cell-style-name="Default"/>
        <table:table-column table:style-name="co2" table:number-columns-repeated="3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Test-case ID</text:p>
          </table:table-cell>
          <table:table-cell table:style-name="ce15" office:value-type="string" calcext:value-type="string">
            <text:p>PASS/FAIL</text:p>
          </table:table-cell>
          <table:table-cell table:style-name="ce19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Example</text:p>
          </table:table-cell>
          <table:covered-table-cell table:style-name="ce16"/>
          <table:covered-table-cell table:style-name="ce20"/>
          <table:table-cell table:style-name="ce5"/>
          <table:table-cell table:style-name="ce27" office:value-type="string" calcext:value-type="string" table:number-columns-spanned="3" table:number-rows-spanned="8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0</text:p>
          </table:table-cell>
          <table:table-cell table:style-name="ce32" office:value-type="string" calcext:value-type="string">
            <text:p>PASS</text:p>
          </table:table-cell>
          <table:table-cell table:style-name="ce2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1</text:p>
          </table:table-cell>
          <table:table-cell table:style-name="ce32" office:value-type="string" calcext:value-type="string">
            <text:p>FAIL</text:p>
          </table:table-cell>
          <table:table-cell table:style-name="ce21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RML IO</text:p>
          </table:table-cell>
          <table:covered-table-cell table:style-name="ce16"/>
          <table:covered-table-cell table:style-name="ce20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1a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1b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2a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2b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Sources with compressions not supported yet</text:p>
          </table:table-cell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2c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Sources with compressions not supported yet</text:p>
          </table:table-cell>
          <table:table-cell table:style-name="ce5"/>
          <table:table-cell table:style-name="ce31"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2d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Sources with compressions not supported yet</text:p>
          </table:table-cell>
          <table:table-cell table:style-name="ce5"/>
          <table: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2e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Sources with compressions not supported yet</text:p>
          </table:table-cell>
          <table:table-cell table:style-name="ce5"/>
          <table: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3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SPARQL query source not supported </text:p>
          </table:table-cell>
          <table:table-cell table:style-name="ce5"/>
          <table: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4a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4b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4c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6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SQL database not supported 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6b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7a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7b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7c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7d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8a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8b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09a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0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Null values are assigned to extra cells if a row record has values &lt; number of headers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0b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Null values are assigned to extra cells if a row record has values &lt; number of headers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1a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1b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1c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1d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1e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2a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2b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Complex XPath querie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2c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Complex XPath querie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2d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Complex XPath querie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STC0012e</text:p>
          </table:table-cell>
          <table:table-cell table:style-name="ce32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0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1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1b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1c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1d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1e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1f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b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c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d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e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f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g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h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i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j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k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l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m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n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o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p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q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2r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3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4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4b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4c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4d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4e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4f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4g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5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5b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6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6b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6c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6d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6e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TC0007a</text:p>
          </table:table-cell>
          <table:table-cell table:style-name="ce32" office:value-type="string" calcext:value-type="string">
            <text:p>FAIL</text:p>
          </table:table-cell>
          <table:table-cell table:style-name="ce23" office:value-type="string" calcext:value-type="string">
            <text:p>Logical Targets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 table:number-rows-repeated="922">
          <table:table-cell/>
          <table:table-cell table:style-name="ce3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IO'.B3:'RML-IO'.B4 'RML-IO'.B6:'RML-IO'.B1000">
            <calcext:condition calcext:apply-style-name="ConditionalStyle_1" calcext:value="=&quot;PASS&quot;" calcext:base-cell-address="'RML-IO'.B3"/>
          </calcext:conditional-format>
          <calcext:conditional-format calcext:target-range-address="'RML-IO'.B3:'RML-IO'.B4 'RML-IO'.B6:'RML-IO'.B1000">
            <calcext:condition calcext:apply-style-name="ConditionalStyle_2" calcext:value="=&quot;FAIL&quot;" calcext:base-cell-address="'RML-IO'.B3"/>
          </calcext:conditional-format>
        </calcext:conditional-formats>
      </table:table>
      <table:table table:name="RML-CC" table:style-name="ta4">
        <table:table-column table:style-name="co3" table:default-cell-style-name="Default"/>
        <table:table-column table:style-name="co1" table:number-columns-repeated="22" table:default-cell-style-name="Default"/>
        <table:table-column table:style-name="co2" table:number-columns-repeated="3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Test-case ID</text:p>
          </table:table-cell>
          <table:table-cell table:style-name="ce15" office:value-type="string" calcext:value-type="string">
            <text:p>PASS/FAIL</text:p>
          </table:table-cell>
          <table:table-cell table:style-name="ce19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Example</text:p>
          </table:table-cell>
          <table:covered-table-cell table:style-name="ce16"/>
          <table:covered-table-cell table:style-name="ce20"/>
          <table:table-cell table:style-name="ce5"/>
          <table:table-cell table:style-name="ce27" office:value-type="string" calcext:value-type="string" table:number-columns-spanned="3" table:number-rows-spanned="8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0</text:p>
          </table:table-cell>
          <table:table-cell table:style-name="ce34" office:value-type="string" calcext:value-type="string">
            <text:p>PASS</text:p>
          </table:table-cell>
          <table:table-cell table:style-name="ce2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1</text:p>
          </table:table-cell>
          <table:table-cell table:style-name="ce34" office:value-type="string" calcext:value-type="string">
            <text:p>FAIL</text:p>
          </table:table-cell>
          <table:table-cell table:style-name="ce21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RML CC</text:p>
          </table:table-cell>
          <table:covered-table-cell table:style-name="ce16"/>
          <table:covered-table-cell table:style-name="ce20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1-Alt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1-Bag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1-List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1-Seq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2-Bag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/>
          <table:table-cell table:style-name="ce31"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2-List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3-EB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3-EL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3-EL-BN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3-EL-Named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3-NEB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3-NEL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3-NELb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4-SM1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4-SM2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4-SM3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4-SM4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4-SM5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5-App1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5-App2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5-Car1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5-Car2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6-IT0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6-IT1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6-IT2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6-IT3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6-IT4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6-IT5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7-NES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8-ROMa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8-ROMb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9-DUP-Bag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09-DUP-List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10-Lista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" office:value-type="string" calcext:value-type="string">
            <text:p>RMLTC-CC-0010-Listb</text:p>
          </table:table-cell>
          <table:table-cell table:style-name="ce34" office:value-type="string" calcext:value-type="string">
            <text:p>FAIL</text:p>
          </table:table-cell>
          <table:table-cell table:style-name="ce23" office:value-type="string" calcext:value-type="string">
            <text:p>CC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 table:number-rows-repeated="960">
          <table:table-cell/>
          <table:table-cell table:style-name="ce3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CC'.B3:'RML-CC'.B4 'RML-CC'.B6:'RML-CC'.B1000">
            <calcext:condition calcext:apply-style-name="ConditionalStyle_1" calcext:value="=&quot;PASS&quot;" calcext:base-cell-address="'RML-CC'.B3"/>
          </calcext:conditional-format>
          <calcext:conditional-format calcext:target-range-address="'RML-CC'.B3:'RML-CC'.B4 'RML-CC'.B6:'RML-CC'.B1000">
            <calcext:condition calcext:apply-style-name="ConditionalStyle_2" calcext:value="=&quot;FAIL&quot;" calcext:base-cell-address="'RML-CC'.B3"/>
          </calcext:conditional-format>
        </calcext:conditional-formats>
      </table:table>
      <table:table table:name="RML-FNML" table:style-name="ta5"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0" table:default-cell-style-name="Default"/>
        <table:table-column table:style-name="co2" table:number-columns-repeated="3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Test-case ID</text:p>
          </table:table-cell>
          <table:table-cell table:style-name="ce15" office:value-type="string" calcext:value-type="string">
            <text:p>PASS/FAIL</text:p>
          </table:table-cell>
          <table:table-cell table:style-name="ce19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Example</text:p>
          </table:table-cell>
          <table:covered-table-cell table:style-name="ce16"/>
          <table:covered-table-cell table:style-name="ce20"/>
          <table:table-cell table:style-name="ce5"/>
          <table:table-cell table:style-name="ce27" office:value-type="string" calcext:value-type="string" table:number-columns-spanned="3" table:number-rows-spanned="7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0</text:p>
          </table:table-cell>
          <table:table-cell table:style-name="ce40" office:value-type="string" calcext:value-type="string">
            <text:p>PASS</text:p>
          </table:table-cell>
          <table:table-cell table:style-name="ce2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1</text:p>
          </table:table-cell>
          <table:table-cell table:style-name="ce40" office:value-type="string" calcext:value-type="string">
            <text:p>FAIL</text:p>
          </table:table-cell>
          <table:table-cell table:style-name="ce21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RML FNML</text:p>
          </table:table-cell>
          <table:covered-table-cell table:style-name="ce16"/>
          <table:covered-table-cell table:style-name="ce20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36" office:value-type="string" calcext:value-type="string">
            <text:p>RMLFNMLTC0002-CSV</text:p>
          </table:table-cell>
          <table:table-cell table:style-name="ce40" office:value-type="string" calcext:value-type="string">
            <text:p>PASS</text:p>
          </table:table-cell>
          <table:table-cell table:style-name="ce22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03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04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05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/>
          <table:table-cell table:style-name="ce31"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07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08-CSV</text:p>
          </table:table-cell>
          <table:table-cell table:style-name="ce40" office:value-type="string" calcext:value-type="string">
            <text:p>FAIL</text:p>
          </table:table-cell>
          <table:table-cell table:style-name="ce23" office:value-type="string" calcext:value-type="string">
            <text:p>Exception is thrown since the java implementation of grel:string_substring function throws an error 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11-CSV</text:p>
          </table:table-cell>
          <table:table-cell table:style-name="ce40" office:value-type="string" calcext:value-type="string">
            <text:p>FAIL</text:p>
          </table:table-cell>
          <table:table-cell table:style-name="ce23" office:value-type="string" calcext:value-type="string">
            <text:p>Implemented toUppercaseURL idlab function returns uppercased HTTP instead of a lowercased http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21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31-CSV</text:p>
          </table:table-cell>
          <table:table-cell table:style-name="ce40" office:value-type="string" calcext:value-type="string">
            <text:p>FAIL</text:p>
          </table:table-cell>
          <table:table-cell table:style-name="ce23" office:value-type="string" calcext:value-type="string">
            <text:p>Implemented toUppercaseURL idlab function returns uppercased HTTP instead of a lowercased http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32-CSV</text:p>
          </table:table-cell>
          <table:table-cell table:style-name="ce40" office:value-type="string" calcext:value-type="string">
            <text:p>FAIL</text:p>
          </table:table-cell>
          <table:table-cell table:style-name="ce23" office:value-type="string" calcext:value-type="string">
            <text:p>rml:condition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41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51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61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71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7" office:value-type="string" calcext:value-type="string">
            <text:p>RMLFNMLTC0081-CSV</text:p>
          </table:table-cell>
          <table:table-cell table:style-name="ce40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8" office:value-type="string" calcext:value-type="string">
            <text:p>RMLFNMLTC0101-CSV</text:p>
          </table:table-cell>
          <table:table-cell table:style-name="ce40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FNMLTC0102-CSV</text:p>
          </table:table-cell>
          <table:table-cell table:style-name="ce40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FNMLTC0103-CSV</text:p>
          </table:table-cell>
          <table:table-cell table:style-name="ce40" office:value-type="string" calcext:value-type="string">
            <text:p>PASS</text:p>
          </table:table-cell>
          <table:table-cell table:style-name="ce25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9" office:value-type="string" calcext:value-type="string">
            <text:p>RMLFNMLTC0104-CSV</text:p>
          </table:table-cell>
          <table:table-cell table:style-name="ce40" office:value-type="string" calcext:value-type="string">
            <text:p>PASS</text:p>
          </table:table-cell>
          <table:table-cell table:style-name="ce26"/>
          <table:table-cell table:style-name="ce5" table:number-columns-repeated="20"/>
          <table:table-cell table:number-columns-repeated="1001"/>
        </table:table-row>
        <table:table-row table:style-name="ro1" table:number-rows-repeated="976">
          <table:table-cell/>
          <table:table-cell table:style-name="ce4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FNML'.B3:'RML-FNML'.B4 'RML-FNML'.B6:'RML-FNML'.B1000">
            <calcext:condition calcext:apply-style-name="ConditionalStyle_1" calcext:value="=&quot;PASS&quot;" calcext:base-cell-address="'RML-FNML'.B3"/>
          </calcext:conditional-format>
          <calcext:conditional-format calcext:target-range-address="'RML-FNML'.B3:'RML-FNML'.B4 'RML-FNML'.B6:'RML-FNML'.B1000">
            <calcext:condition calcext:apply-style-name="ConditionalStyle_2" calcext:value="=&quot;FAIL&quot;" calcext:base-cell-address="'RML-FNML'.B3"/>
          </calcext:conditional-format>
        </calcext:conditional-formats>
      </table:table>
      <table:table table:name="RML-LV" table:style-name="ta6"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0" table:default-cell-style-name="Default"/>
        <table:table-column table:style-name="co2" table:number-columns-repeated="3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Test-case ID</text:p>
          </table:table-cell>
          <table:table-cell table:style-name="ce15" office:value-type="string" calcext:value-type="string">
            <text:p>PASS/FAIL</text:p>
          </table:table-cell>
          <table:table-cell table:style-name="ce19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Example</text:p>
          </table:table-cell>
          <table:covered-table-cell table:style-name="ce16"/>
          <table:covered-table-cell table:style-name="ce20"/>
          <table:table-cell table:style-name="ce5"/>
          <table:table-cell table:style-name="ce27" office:value-type="string" calcext:value-type="string" table:number-columns-spanned="3" table:number-rows-spanned="8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0</text:p>
          </table:table-cell>
          <table:table-cell table:style-name="ce43" office:value-type="string" calcext:value-type="string">
            <text:p>PASS</text:p>
          </table:table-cell>
          <table:table-cell table:style-name="ce2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9" office:value-type="string" calcext:value-type="string">
            <text:p>EXAMPLE-001</text:p>
          </table:table-cell>
          <table:table-cell table:style-name="ce43" office:value-type="string" calcext:value-type="string">
            <text:p>FAIL</text:p>
          </table:table-cell>
          <table:table-cell table:style-name="ce21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3" table:number-rows-spanned="1">
            <text:p>RML-LV</text:p>
          </table:table-cell>
          <table:covered-table-cell table:style-name="ce16"/>
          <table:covered-table-cell table:style-name="ce20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2" office:value-type="string" calcext:value-type="string">
            <text:p>RMLLVTC0000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0b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0c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1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1b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/>
          <table:table-cell table:style-name="ce31"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1c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templating not supported ye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1d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2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2b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2c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3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3b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3c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4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4b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4c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4d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5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5b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5c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6a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6b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6c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6d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6e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6f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7a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7b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7c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8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8b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8c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8d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9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9b</text:p>
          </table:table-cell>
          <table:table-cell table:style-name="ce43" office:value-type="string" calcext:value-type="string">
            <text:p>FAIL</text:p>
          </table:table-cell>
          <table:table-cell table:style-name="ce23" office:value-type="string" calcext:value-type="string">
            <text:p>Logical view joins not supported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09c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10a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10b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10c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4" office:value-type="string" calcext:value-type="string">
            <text:p>RMLLVTC0010d</text:p>
          </table:table-cell>
          <table:table-cell table:style-name="ce43" office:value-type="string" calcext:value-type="string">
            <text:p>PASS</text:p>
          </table:table-cell>
          <table:table-cell table:style-name="ce2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39" office:value-type="string" calcext:value-type="string">
            <text:p>RMLLVTC0010e</text:p>
          </table:table-cell>
          <table:table-cell table:style-name="ce43" office:value-type="string" calcext:value-type="string">
            <text:p>PASS</text:p>
          </table:table-cell>
          <table:table-cell table:style-name="ce45"/>
          <table:table-cell table:style-name="ce5" table:number-columns-repeated="20"/>
          <table:table-cell table:number-columns-repeated="1001"/>
        </table:table-row>
        <table:table-row table:style-name="ro1" table:number-rows-repeated="954">
          <table:table-cell/>
          <table:table-cell table:style-name="ce44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LV'.B3:'RML-LV'.B4 'RML-LV'.B6:'RML-LV'.B1000">
            <calcext:condition calcext:apply-style-name="ConditionalStyle_1" calcext:value="=&quot;PASS&quot;" calcext:base-cell-address="'RML-LV'.B3"/>
          </calcext:conditional-format>
          <calcext:conditional-format calcext:target-range-address="'RML-LV'.B3:'RML-LV'.B4 'RML-LV'.B6:'RML-LV'.B1000">
            <calcext:condition calcext:apply-style-name="ConditionalStyle_2" calcext:value="=&quot;FAIL&quot;" calcext:base-cell-address="'RML-LV'.B3"/>
          </calcext:conditional-format>
        </calcext:conditional-formats>
      </table:table>
      <table:table table:name="Track 2 Performance OLD" table:style-name="ta7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Participant:</text:p>
          </table:table-cell>
          <table:table-cell table:style-name="ce3" office:value-type="string" calcext:value-type="string">
            <text:p>NAME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15" office:value-type="string" calcext:value-type="string">
            <text:p>PASS/FAIL</text:p>
          </table:table-cell>
          <table:table-cell table:style-name="ce7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4" office:value-type="string" calcext:value-type="string">
            <text:p>EMAIL</text:p>
          </table:table-cell>
          <table:table-cell/>
          <table:table-cell table:style-name="ce8" office:value-type="string" calcext:value-type="string" table:number-columns-spanned="3" table:number-rows-spanned="1">
            <text:p>example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style-name="ce2"/>
          <table:table-cell table:style-name="ce3"/>
          <table:table-cell/>
          <table:table-cell table:style-name="ce9" office:value-type="string" calcext:value-type="string">
            <text:p>EXAMPLE-000</text:p>
          </table:table-cell>
          <table:table-cell table:style-name="ce48" office:value-type="string" calcext:value-type="string">
            <text:p>FAIL</text:p>
          </table:table-cell>
          <table:table-cell table:style-name="ce9" office:value-type="string" calcext:value-type="string">
            <text:p>Out of ti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ine:</text:p>
          </table:table-cell>
          <table:table-cell table:style-name="ce3" office:value-type="string" calcext:value-type="string">
            <text:p>ENGINE</text:p>
          </table:table-cell>
          <table:table-cell/>
          <table:table-cell table:style-name="ce9" office:value-type="string" calcext:value-type="string">
            <text:p>EXAMPLE-001</text:p>
          </table:table-cell>
          <table:table-cell table:style-name="ce48" office:value-type="string" calcext:value-type="string">
            <text:p>FAIL</text:p>
          </table:table-cell>
          <table:table-cell table:style-name="ce9" office:value-type="string" calcext:value-type="string">
            <text:p>Out of memory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2" table:number-rows-spanned="1">
            <text:p>Also provide the results by running the 'stats' command using the provided tool if your tool PASS for the dataset.</text:p>
            <text:p>In 'Track 2: Template' tab you can find a template to provide the necessary results, please use them for every dataset</text:p>
          </table:table-cell>
          <table:covered-table-cell/>
          <table:table-cell/>
          <table:table-cell table:style-name="ce9" office:value-type="string" calcext:value-type="string">
            <text:p>EXAMPLE-002</text:p>
          </table:table-cell>
          <table:table-cell table:style-name="ce48" office:value-type="string" calcext:value-type="string">
            <text:p>PASS</text:p>
          </table:table-cell>
          <table:table-cell table:style-name="ce21" office:value-type="string" calcext:value-type="string">
            <text:p>Used CSV instead of SQL because engine did not support SQL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records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2" table:number-rows-spanned="1">
            <text:p>For FAIL you must provide why in the Comment column.</text:p>
          </table:table-cell>
          <table:covered-table-cell/>
          <table:table-cell/>
          <table:table-cell table:style-name="ce9" office:value-type="string" calcext:value-type="string">
            <text:p>10K_rows_20_columns</text:p>
          </table:table-cell>
          <table:table-cell table:style-name="ce48"/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100K_rows_20_columns</text:p>
          </table:table-cell>
          <table:table-cell table:style-name="ce48"/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1M_rows_20_columns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10M_rows_20_columns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properties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1M_rows_1_columns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1M_rows_10_columns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1M_rows_20_columns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1M_rows_30_columns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duplicated-values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2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7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10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empty-values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2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7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10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joins_1-1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_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_2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_7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_10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joins_1-N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0_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0_2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0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0_7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0_10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5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15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-20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joins_N-1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1_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1_2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1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1_7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1_10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1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5-1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20-1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joins_N-M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5_2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5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5_7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5_10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5_2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5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5_7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10-5_10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10_2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10_5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10_75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join_5-10_100percent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gtfs-madrid-bench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heterogeneity_files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heterogeneity_mixed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heterogeneity_nested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heterogeneity_tabular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cale_1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cale_10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cale_100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cale_1000</text:p>
          </table:table-cell>
          <table:table-cell table:style-name="ce49"/>
          <table:table-cell table:style-name="ce47"/>
          <table:table-cell table:number-columns-repeated="1018"/>
        </table:table-row>
        <table:table-row table:style-name="ro1" table:number-rows-repeated="927">
          <table:table-cell table:number-columns-repeated="4"/>
          <table:table-cell table:style-name="ce50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rack 2 Performance OLD'.E3:'Track 2 Performance OLD'.E5 'Track 2 Performance OLD'.E7:'Track 2 Performance OLD'.E10 'Track 2 Performance OLD'.E12:'Track 2 Performance OLD'.E15 'Track 2 Performance OLD'.E17:'Track 2 Performance OLD'.E21 'Track 2 Performance OLD'.E23:'Track 2 Performance OLD'.E27 'Track 2 Performance OLD'.E29:'Track 2 Performance OLD'.E33 'Track 2 Performance OLD'.E35:'Track 2 Performance OLD'.E42 'Track 2 Performance OLD'.E44:'Track 2 Performance OLD'.E51 'Track 2 Performance OLD'.E53:'Track 2 Performance OLD'.E64 'Track 2 Performance OLD'.E66:'Track 2 Performance OLD'.E1000">
            <calcext:condition calcext:apply-style-name="ConditionalStyle_1" calcext:value="=&quot;PASS&quot;" calcext:base-cell-address="'Track 2 Performance OLD'.E3"/>
          </calcext:conditional-format>
          <calcext:conditional-format calcext:target-range-address="'Track 2 Performance OLD'.E3:'Track 2 Performance OLD'.E5 'Track 2 Performance OLD'.E7:'Track 2 Performance OLD'.E10 'Track 2 Performance OLD'.E12:'Track 2 Performance OLD'.E15 'Track 2 Performance OLD'.E17:'Track 2 Performance OLD'.E21 'Track 2 Performance OLD'.E23:'Track 2 Performance OLD'.E27 'Track 2 Performance OLD'.E29:'Track 2 Performance OLD'.E33 'Track 2 Performance OLD'.E35:'Track 2 Performance OLD'.E42 'Track 2 Performance OLD'.E44:'Track 2 Performance OLD'.E51 'Track 2 Performance OLD'.E53:'Track 2 Performance OLD'.E64 'Track 2 Performance OLD'.E66:'Track 2 Performance OLD'.E1000">
            <calcext:condition calcext:apply-style-name="ConditionalStyle_2" calcext:value="=&quot;FAIL&quot;" calcext:base-cell-address="'Track 2 Performance OLD'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2" style:display-name="ConditionalStyle_2" style:family="table-cell" style:parent-style-name="Default">
      <style:table-cell-properties fo:background-color="#ea9999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icipation_20_Details" style:display-name="PageStyle_Participation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Core" style:display-name="PageStyle_RML-C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IO" style:display-name="PageStyle_RML-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CC" style:display-name="PageStyle_RML-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FNML" style:display-name="PageStyle_RML-FN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LV" style:display-name="PageStyle_RML-L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ck_20_2_20_Performance_20_OLD" style:display-name="PageStyle_Track 2 Performance O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746" meta:object-count="0"/>
    <meta:generator>LibreOfficeDev/6.0.5.2$Linux_X86_64 LibreOffice_project/</meta:generator>
  </office:meta>
</office:document-meta>
</file>